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cm" fo:min-width="8.5cm" loext:decorative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cm" fo:min-width="8.5cm" loext:decorative="false"/>
    </style:style>
    <style:style style:name="gr5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0.75cm" fo:min-width="8.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dddddd" loext:fill-use-slide-background="false" draw:textarea-horizontal-align="justify" draw:textarea-vertical-align="middle" draw:auto-grow-height="false" fo:min-height="18.65cm" fo:min-width="8.4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d428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3cm" loext:decorative="false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solid" draw:fill-color="#b4c7dc" loext:fill-use-slide-background="false" draw:opacity="75%" draw:textarea-horizontal-align="justify" draw:textarea-vertical-align="middle" draw:auto-grow-height="false" fo:min-height="16.9cm" fo:min-width="8.4cm" fo:padding-top="0.175cm" fo:padding-bottom="0.175cm" fo:padding-left="0.3cm" fo:padding-right="0.3cm" draw:shadow-opacity="75%" loext:decorative="false"/>
    </style:style>
    <style:style style:name="gr13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10.914cm" fo:min-width="7.164cm" loext:decorative="false"/>
    </style:style>
    <style:style style:name="gr14" style:family="graphic" style:parent-style-name="standard">
      <style:graphic-properties draw:stroke="none" draw:fill="none" draw:textarea-horizontal-align="center" fo:min-height="3.065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fo:min-height="0.594cm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 loext:decorative="fals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6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 style:list-style-name="L1">
      <style:graphic-properties draw:stroke="solid" svg:stroke-color="#000000" draw:fill="solid" draw:fill-color="#afd095" draw:textarea-horizontal-align="center" draw:textarea-vertical-align="middle" draw:auto-grow-height="false" fo:min-height="0.282cm" fo:min-width="2.482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0.408cm" fo:min-width="0.158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draw:fill="solid" draw:fill-color="#ffa6a6" draw:textarea-horizontal-align="center" draw:textarea-vertical-align="middle" draw:auto-grow-height="false" fo:min-height="0.282cm" fo:min-width="2.53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draw:fill="solid" draw:fill-color="#afd095" draw:textarea-horizontal-align="center" draw:textarea-vertical-align="middle" draw:auto-grow-height="false" fo:min-height="0.282cm" fo:min-width="2.482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0.408cm" fo:min-width="0.158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solid" draw:fill-color="#ffa6a6" draw:textarea-horizontal-align="center" draw:textarea-vertical-align="middle" draw:auto-grow-height="false" fo:min-height="0.282cm" fo:min-width="2.53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0.408cm" fo:min-width="0.158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dddddd"/>
      <style:paragraph-properties fo:text-align="center"/>
    </style:style>
    <style:style style:name="P6" style:family="paragraph">
      <style:paragraph-properties fo:text-align="center"/>
      <style:text-properties style:font-name="Varela Round"/>
    </style:style>
    <style:style style:name="P7" style:family="paragraph">
      <loext:graphic-properties draw:fill="solid" draw:fill-color="#77bc65"/>
      <style:paragraph-properties fo:text-align="center" style:writing-mode="lr-tb"/>
      <style:text-properties style:font-name="Varela Round"/>
    </style:style>
    <style:style style:name="P8" style:family="paragraph">
      <loext:graphic-properties draw:fill="solid" draw:fill-color="#ffd428"/>
      <style:paragraph-properties fo:text-align="center" style:writing-mode="lr-tb"/>
      <style:text-properties style:font-name="Varela Round"/>
    </style:style>
    <style:style style:name="P9" style:family="paragraph">
      <loext:graphic-properties draw:fill="solid" draw:fill-color="#729fcf"/>
      <style:paragraph-properties fo:text-align="center" style:writing-mode="lr-tb"/>
      <style:text-properties style:font-name="Varela Round"/>
    </style:style>
    <style:style style:name="P10" style:family="paragraph">
      <loext:graphic-properties draw:fill="solid" draw:fill-color="#cccccc"/>
      <style:paragraph-properties fo:text-align="center" style:writing-mode="lr-tb"/>
      <style:text-properties style:font-name="Varela Round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b4c7dc" draw:opacity="75%"/>
      <style:paragraph-properties fo:text-align="center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  <style:text-properties fo:font-size="14pt"/>
    </style:style>
    <style:style style:name="P16" style:family="paragraph">
      <loext:graphic-properties draw:fill="solid" draw:fill-color="#ffffff"/>
      <style:paragraph-properties fo:text-align="center" style:writing-mode="lr-tb"/>
    </style:style>
    <style:style style:name="P17" style:family="paragraph">
      <loext:graphic-properties draw:fill="solid" draw:fill-color="#dddddd"/>
      <style:paragraph-properties fo:text-align="center" style:writing-mode="lr-tb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Symbols Nerd Font" fo:font-size="18pt" fo:font-weight="bold"/>
    </style:style>
    <style:style style:name="P2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Symbols Nerd Font" fo:font-size="18pt" fo:font-weight="bold"/>
    </style:style>
    <style:style style:name="P22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Varela Round"/>
    </style:style>
    <style:style style:name="T2" style:family="text">
      <style:text-properties style:font-name="Varela Round" fo:font-size="14pt"/>
    </style:style>
    <style:style style:name="T3" style:family="text">
      <style:text-properties fo:font-size="14pt"/>
    </style:style>
    <style:style style:name="T4" style:family="text">
      <style:text-properties style:font-name="Symbols Nerd Font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custom-shape draw:style-name="gr2" draw:text-style-name="P1" draw:layer="layout" svg:width="9cm" svg:height="0.95cm" svg:x="2.6cm" svg:y="1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6cm" svg:y1="13.85cm" svg:x2="11.6cm" svg:y2="13.85cm">
            <text:p/>
          </draw:line>
          <draw:custom-shape draw:style-name="gr4" draw:text-style-name="P1" draw:layer="layout" svg:width="9cm" svg:height="0.75cm" svg:x="2.6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9cm" svg:height="1cm" svg:x="2.6cm" svg:y="1.75cm">
            <text:p text:style-name="P3"><text:span text:style-name="T1">Lista de Materias: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9cm" svg:height="19cm" svg:x="2.6cm" svg:y="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8.5cm" svg:height="1cm" svg:x="2.85cm" svg:y="3cm">
            <text:p text:style-name="P6"><text:span text:style-name="T1">Regul</text:span><text:span text:style-name="T1">ar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3cm" svg:y="7.803cm">
            <text:p text:style-name="P6"><text:span text:style-name="T1">D</text:span><text:span text:style-name="T1">i</text:span><text:span text:style-name="T1">s</text:span><text:span text:style-name="T1">p</text:span><text:span text:style-name="T1">o</text:span><text:span text:style-name="T1">n</text:span><text:span text:style-name="T1">i</text:span><text:span text:style-name="T1">b</text:span><text:span text:style-name="T1">l</text:span><text:span text:style-name="T1">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4cm" svg:y="4.204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5cm" svg:y="5.405cm">
            <text:p text:style-name="P6"><text:span text:style-name="T1">Aproba</text:span><text:span text:style-name="T1">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6cm" svg:y="6.606cm">
            <text:p text:style-name="P6"><text:span text:style-name="T1">A</text:span><text:span text:style-name="T1">p</text:span><text:span text:style-name="T1">r</text:span><text:span text:style-name="T1">o</text:span><text:span text:style-name="T1">b</text:span><text:span text:style-name="T1">a</text:span><text:span text:style-name="T1">d</text:span><text:span text:style-name="T1">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6cm" svg:y="10.206cm">
            <text:p text:style-name="P6"><text:span text:style-name="T1">A</text:span><text:span text:style-name="T1">p</text:span><text:span text:style-name="T1">r</text:span><text:span text:style-name="T1">o</text:span><text:span text:style-name="T1">b</text:span><text:span text:style-name="T1">a</text:span><text:span text:style-name="T1">d</text:span><text:span text:style-name="T1">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7cm" svg:y="11.407cm">
            <text:p text:style-name="P6"><text:span text:style-name="T1">A</text:span><text:span text:style-name="T1">p</text:span><text:span text:style-name="T1">r</text:span><text:span text:style-name="T1">o</text:span><text:span text:style-name="T1">b</text:span><text:span text:style-name="T1">a</text:span><text:span text:style-name="T1">d</text:span><text:span text:style-name="T1">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2.858cm" svg:y="12.608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2.854cm" svg:y="16.504cm">
            <text:p text:style-name="P6"><text:span text:style-name="T1">No </text:span><text:span text:style-name="T1">Dis</text:span><text:span text:style-name="T1">pon</text:span><text:span text:style-name="T1">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2.855cm" svg:y="17.705cm">
            <text:p text:style-name="P6"><text:span text:style-name="T1">No </text:span><text:span text:style-name="T1">Dispo</text:span><text:span text:style-name="T1">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4cm" svg:y="9.004cm">
            <text:p text:style-name="P6"><text:span text:style-name="T1">D</text:span><text:span text:style-name="T1">i</text:span><text:span text:style-name="T1">s</text:span><text:span text:style-name="T1">p</text:span><text:span text:style-name="T1">o</text:span><text:span text:style-name="T1">n</text:span><text:span text:style-name="T1">i</text:span><text:span text:style-name="T1">b</text:span><text:span text:style-name="T1">l</text:span><text:span text:style-name="T1">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4cm" svg:y="14.104cm">
            <text:p text:style-name="P6"><text:span text:style-name="T1">D</text:span><text:span text:style-name="T1">i</text:span><text:span text:style-name="T1">s</text:span><text:span text:style-name="T1">p</text:span><text:span text:style-name="T1">o</text:span><text:span text:style-name="T1">n</text:span><text:span text:style-name="T1">i</text:span><text:span text:style-name="T1">b</text:span><text:span text:style-name="T1">l</text:span><text:span text:style-name="T1">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2.855cm" svg:y="15.305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custom-shape draw:style-name="gr11" draw:text-style-name="P11" draw:layer="layout" svg:width="4cm" svg:height="1.75cm" svg:x="1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1">
          <draw:custom-shape draw:style-name="gr5" draw:text-style-name="P4" draw:layer="layout" svg:width="9cm" svg:height="1cm" svg:x="18.2cm" svg:y="1.75cm">
            <text:p text:style-name="P3"><text:span text:style-name="T1">Lista de </text:span><text:span text:style-name="T1">Materia</text:span><text:span text:style-name="T1">s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9cm" svg:height="0.95cm" svg:x="18.2cm" svg:y="1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8.2cm" svg:y1="13.85cm" svg:x2="27.2cm" svg:y2="13.85cm">
            <text:p/>
          </draw:line>
          <draw:custom-shape draw:style-name="gr4" draw:text-style-name="P1" draw:layer="layout" svg:width="9cm" svg:height="0.75cm" svg:x="18.2cm" svg:y="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8.5cm" svg:height="1cm" svg:x="18.45cm" svg:y="3cm">
            <text:p text:style-name="P6"><text:span text:style-name="T1">Regular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3cm" svg:y="7.803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4cm" svg:y="4.204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5cm" svg:y="5.405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6cm" svg:y="6.606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6cm" svg:y="10.206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7cm" svg:y="11.407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9" draw:layer="layout" svg:width="8.5cm" svg:height="1cm" svg:x="18.458cm" svg:y="12.608cm">
            <text:p text:style-name="P6"><text:span text:style-name="T1">Aprob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18.454cm" svg:y="16.504cm">
            <text:p text:style-name="P6"><text:span text:style-name="T1">No Curs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" draw:text-style-name="P10" draw:layer="layout" svg:width="8.5cm" svg:height="1cm" svg:x="18.455cm" svg:y="17.705cm">
            <text:p text:style-name="P6"><text:span text:style-name="T1">No Cursad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4cm" svg:y="9.004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4cm" svg:y="14.104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8" draw:layer="layout" svg:width="8.5cm" svg:height="1cm" svg:x="18.455cm" svg:y="15.305cm">
            <text:p text:style-name="P6"><text:span text:style-name="T1">Disponibl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2" draw:text-style-name="P12" draw:layer="layout" svg:width="9cm" svg:height="17.25cm" svg:x="18.2cm" svg:y="1.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9cm" svg:height="19cm" svg:x="18.2cm" svg:y="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3" draw:text-style-name="P13" draw:layer="layout" svg:width="8cm" svg:height="11.5cm" svg:x="18.7cm" svg:y="4.75cm">
            <text:p/>
            <draw:enhanced-geometry svg:viewBox="0 0 21600 21600" draw:path-stretchpoint-x="10800" draw:path-stretchpoint-y="10800" draw:text-areas="?f3 ?f4 ?f5 ?f6" draw:type="round-rectangle" draw:modifiers="1555.005624296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4" draw:text-style-name="P2" draw:layer="layout" svg:width="8cm" svg:height="3.315cm" svg:x="18.7cm" svg:y="4.967cm">
            <draw:text-box>
              <text:p text:style-name="P11"><text:span text:style-name="T1">Comunicación </text:span><text:span text:style-name="T1">Multimedial en el</text:span></text:p>
              <text:p text:style-name="P11"><text:span text:style-name="T1">Desarrollo de Sistemas </text:span><text:span text:style-name="T1">de Información</text:span></text:p>
            </draw:text-box>
          </draw:frame>
          <draw:frame draw:style-name="gr15" draw:text-style-name="P15" draw:layer="layout" svg:width="7cm" svg:height="0.844cm" svg:x="19.2cm" svg:y="8.683cm">
            <draw:text-box>
              <text:p text:style-name="P14"><text:span text:style-name="T2">Condición:</text:span></text:p>
            </draw:text-box>
          </draw:frame>
          <draw:line draw:style-name="gr16" draw:text-style-name="P2" draw:layer="layout" svg:x1="18.7cm" svg:y1="8.3cm" svg:x2="26.7cm" svg:y2="8.3cm">
            <text:p/>
          </draw:line>
          <draw:g draw:style-name="gr1">
            <draw:custom-shape draw:style-name="gr17" draw:text-style-name="P16" draw:layer="layout" svg:width="7cm" svg:height="0.75cm" svg:x="19.2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0.75cm" svg:height="0.75cm" svg:x="25.4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0.25cm" svg:height="0.25cm" draw:transform="rotate (-3.14159265358979) translate (25.95cm 10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15" draw:text-style-name="P15" draw:layer="layout" svg:width="3.5cm" svg:height="0.844cm" svg:x="19.2cm" svg:y="9.483cm">
              <draw:text-box>
                <text:p text:style-name="P14"><text:span text:style-name="T3">Regular</text:span></text:p>
              </draw:text-box>
            </draw:frame>
          </draw:g>
          <draw:frame draw:style-name="gr15" draw:text-style-name="P15" draw:layer="layout" svg:width="7cm" svg:height="0.844cm" svg:x="19.2cm" svg:y="10.883cm">
            <draw:text-box>
              <text:p text:style-name="P14"><text:span text:style-name="T2">Nota:</text:span></text:p>
            </draw:text-box>
          </draw:frame>
          <draw:g draw:style-name="gr1">
            <draw:custom-shape draw:style-name="gr17" draw:text-style-name="P16" draw:layer="layout" svg:width="7cm" svg:height="0.75cm" svg:x="19.2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0.75cm" svg:height="0.75cm" svg:x="25.45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0.25cm" svg:height="0.25cm" draw:transform="rotate (-3.14159265358979) translate (25.95cm 12.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15" draw:text-style-name="P15" draw:layer="layout" svg:width="3.5cm" svg:height="0.844cm" svg:x="19.2cm" svg:y="11.683cm">
              <draw:text-box>
                <text:p text:style-name="P14"><text:span text:style-name="T2">8</text:span></text:p>
              </draw:text-box>
            </draw:frame>
          </draw:g>
          <draw:custom-shape draw:style-name="gr20" draw:text-style-name="P19" draw:layer="layout" svg:width="3.2cm" svg:height="0.75cm" svg:x="23cm" svg:y="13.1cm">
            <text:p text:style-name="P3"><text:span text:style-name="T2">Confirm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6" draw:text-style-name="P2" draw:layer="layout" svg:x1="18.7cm" svg:y1="14.4cm" svg:x2="26.7cm" svg:y2="14.4cm">
            <text:p/>
          </draw:line>
          <draw:custom-shape draw:style-name="gr21" draw:text-style-name="P21" draw:layer="layout" svg:width="1cm" svg:height="1cm" svg:x="25.2cm" svg:y="14.85cm">
            <text:p text:style-name="P20"><text:span text:style-name="T4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2" draw:layer="layout" svg:width="3.249cm" svg:height="0.75cm" svg:x="19.251cm" svg:y="13.101cm">
            <text:p text:style-name="P3"><text:span text:style-name="T2">Cance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</draw:page>
      <draw:page draw:name="page2" draw:style-name="dp1" draw:master-page-name="Predeterminado">
        <draw:custom-shape draw:style-name="gr2" draw:text-style-name="P1" draw:layer="layout" svg:width="9cm" svg:height="0.95cm" svg:x="2.6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0.75cm" svg:x="2.6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cm" svg:height="1cm" svg:x="2.6cm" svg:y="1.75cm">
          <text:p text:style-name="P3"><text:span text:style-name="T1">Resumen Cursada: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cm" svg:height="19cm" svg:x="2.6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5cm" svg:height="1cm" svg:x="2.85cm" svg:y="3cm">
          <text:p text:style-name="P6"><text:span text:style-name="T1">Regula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9" draw:layer="layout" svg:width="8.5cm" svg:height="1cm" svg:x="2.854cm" svg:y="4.204cm">
          <text:p text:style-name="P6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9" draw:layer="layout" svg:width="8.5cm" svg:height="1cm" svg:x="2.855cm" svg:y="5.405cm">
          <text:p text:style-name="P6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9" draw:layer="layout" svg:width="8.5cm" svg:height="1cm" svg:x="2.856cm" svg:y="6.606cm">
          <text:p text:style-name="P6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9" draw:layer="layout" svg:width="8.5cm" svg:height="1cm" svg:x="2.856cm" svg:y="7.806cm">
          <text:p text:style-name="P6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9" draw:layer="layout" svg:width="8.5cm" svg:height="1cm" svg:x="2.857cm" svg:y="9.007cm">
          <text:p text:style-name="P6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9" draw:layer="layout" svg:width="8.5cm" svg:height="1cm" svg:x="2.858cm" svg:y="10.208cm">
          <text:p text:style-name="P6"><text:span text:style-name="T1">Aprob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4cm" svg:height="1.75cm" svg:x="1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" draw:text-style-name="P12" draw:layer="layout" svg:width="9cm" svg:height="17.25cm" svg:x="28.2cm" svg:y="1.7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13" draw:text-style-name="P13" draw:layer="layout" svg:width="8cm" svg:height="11.5cm" svg:x="28.7cm" svg:y="4.75cm">
            <text:p/>
            <draw:enhanced-geometry svg:viewBox="0 0 21600 21600" draw:path-stretchpoint-x="10800" draw:path-stretchpoint-y="10800" draw:text-areas="?f3 ?f4 ?f5 ?f6" draw:type="round-rectangle" draw:modifiers="1555.005624296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4" draw:text-style-name="P2" draw:layer="layout" svg:width="8cm" svg:height="3.315cm" svg:x="28.7cm" svg:y="4.967cm">
            <draw:text-box>
              <text:p text:style-name="P11"><text:span text:style-name="T1">Comunicación Multimedial </text:span><text:span text:style-name="T1">en el</text:span></text:p>
              <text:p text:style-name="P11"><text:span text:style-name="T1">Desarrollo de Sistemas de </text:span><text:span text:style-name="T1">Información</text:span></text:p>
            </draw:text-box>
          </draw:frame>
          <draw:frame draw:style-name="gr15" draw:text-style-name="P15" draw:layer="layout" svg:width="7cm" svg:height="0.844cm" svg:x="29.2cm" svg:y="8.683cm">
            <draw:text-box>
              <text:p text:style-name="P14"><text:span text:style-name="T2">Condición:</text:span></text:p>
            </draw:text-box>
          </draw:frame>
          <draw:line draw:style-name="gr16" draw:text-style-name="P2" draw:layer="layout" svg:x1="28.7cm" svg:y1="8.3cm" svg:x2="36.7cm" svg:y2="8.3cm">
            <text:p/>
          </draw:line>
          <draw:g draw:style-name="gr1">
            <draw:custom-shape draw:style-name="gr17" draw:text-style-name="P16" draw:layer="layout" svg:width="7cm" svg:height="0.75cm" svg:x="29.2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0.75cm" svg:height="0.75cm" svg:x="35.45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0.25cm" svg:height="0.25cm" draw:transform="rotate (-3.14159265358979) translate (35.95cm 10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15" draw:text-style-name="P15" draw:layer="layout" svg:width="3.5cm" svg:height="0.844cm" svg:x="29.2cm" svg:y="9.483cm">
              <draw:text-box>
                <text:p text:style-name="P14"><text:span text:style-name="T3">Regular</text:span></text:p>
              </draw:text-box>
            </draw:frame>
          </draw:g>
          <draw:frame draw:style-name="gr15" draw:text-style-name="P15" draw:layer="layout" svg:width="7cm" svg:height="0.844cm" svg:x="29.2cm" svg:y="10.883cm">
            <draw:text-box>
              <text:p text:style-name="P14"><text:span text:style-name="T2">Nota:</text:span></text:p>
            </draw:text-box>
          </draw:frame>
          <draw:g draw:style-name="gr1">
            <draw:custom-shape draw:style-name="gr17" draw:text-style-name="P16" draw:layer="layout" svg:width="7cm" svg:height="0.75cm" svg:x="29.2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0.75cm" svg:height="0.75cm" svg:x="35.45cm" svg:y="11.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0.25cm" svg:height="0.25cm" draw:transform="rotate (-3.14159265358979) translate (35.95cm 12.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15" draw:text-style-name="P15" draw:layer="layout" svg:width="3.5cm" svg:height="0.844cm" svg:x="29.2cm" svg:y="11.683cm">
              <draw:text-box>
                <text:p text:style-name="P14"><text:span text:style-name="T2">8</text:span></text:p>
              </draw:text-box>
            </draw:frame>
          </draw:g>
          <draw:custom-shape draw:style-name="gr23" draw:text-style-name="P19" draw:layer="layout" svg:width="3.2cm" svg:height="0.75cm" svg:x="33cm" svg:y="13.1cm">
            <text:p text:style-name="P3"><text:span text:style-name="T2">Confirm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6" draw:text-style-name="P2" draw:layer="layout" svg:x1="28.7cm" svg:y1="14.4cm" svg:x2="36.7cm" svg:y2="14.4cm">
            <text:p/>
          </draw:line>
          <draw:custom-shape draw:style-name="gr24" draw:text-style-name="P21" draw:layer="layout" svg:width="1cm" svg:height="1cm" svg:x="35.2cm" svg:y="14.85cm">
            <text:p text:style-name="P20"><text:span text:style-name="T4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3.249cm" svg:height="0.75cm" svg:x="29.251cm" svg:y="13.101cm">
            <text:p text:style-name="P3"><text:span text:style-name="T2">Cance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custom-shape draw:style-name="gr26" draw:text-style-name="P21" draw:layer="layout" svg:width="1cm" svg:height="1cm" svg:x="10.301cm" svg:y="17.751cm">
          <text:p text:style-name="P20"><text:span text:style-name="T4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8.5cm" svg:height="1cm" svg:x="2.855cm" svg:y="11.405cm">
          <text:p text:style-name="P6"><text:span text:style-name="T1">No Curs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00:18:07.194869442</meta:creation-date>
    <dc:date>2025-12-03T14:38:38.596651513</dc:date>
    <meta:editing-duration>PT48M17S</meta:editing-duration>
    <meta:editing-cycles>7</meta:editing-cycles>
    <meta:generator>LibreOffice/25.2.7.2$Linux_X86_64 LibreOffice_project/520$Build-2</meta:generator>
    <meta:document-statistic meta:object-count="95"/>
  </office:meta>
</office:document-meta>
</file>